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cc00" draw:marker-end="Arrow" draw:marker-end-width="0.3cm" draw:fill="solid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02cm" svg:stroke-color="#000000" draw:marker-start-width="0.23cm" draw:marker-end-width="0.23cm" draw:fill="none" draw:fill-color="#ffffff" draw:textarea-horizontal-align="justify" draw:textarea-vertical-align="middle" draw:auto-grow-height="false" fo:min-height="0.73cm" fo:min-width="0.48cm" fo:padding-top="0.135cm" fo:padding-bottom="0.135cm" fo:padding-left="0.26cm" fo:padding-right="0.26cm"/>
      <style:paragraph-properties style:writing-mode="lr-tb"/>
    </style:style>
    <style:style style:name="gr3" style:family="graphic" style:parent-style-name="objectwithoutfill">
      <style:graphic-properties svg:stroke-width="0.1cm" svg:stroke-color="#ff3333" draw:marker-end="Arrow" draw:marker-end-width="0.3cm" draw:fill="solid" draw:textarea-vertical-align="middle" fo:padding-top="0.175cm" fo:padding-bottom="0.175cm" fo:padding-left="0.3cm" fo:padding-right="0.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5cm" svg:y1="14.5cm" svg:x2="6.5cm" svg:y2="11.5cm">
          <text:p/>
        </draw:line>
        <draw:g>
          <draw:custom-shape draw:style-name="gr2" draw:text-style-name="P3" draw:layer="layout" svg:width="1cm" svg:height="1cm" svg:x="4cm" svg:y="14cm">
            <text:p text:style-name="P2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5cm" svg:y="14cm">
            <text:p text:style-name="P2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6cm" svg:y="14cm">
            <text:p text:style-name="P2"><text:span text:style-name="T1">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7cm" svg:y="14cm">
            <text:p text:style-name="P2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8cm" svg:y="14cm">
            <text:p text:style-name="P2"><text:span text:style-name="T1">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9cm" svg:y="14cm">
            <text:p text:style-name="P2"><text:span text:style-name="T1">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0cm" svg:y="14cm">
            <text:p text:style-name="P2"><text:span text:style-name="T1">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1cm" svg:y="14cm">
            <text:p text:style-name="P2"><text:span text:style-name="T1">8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2cm" svg:y="14cm">
            <text:p text:style-name="P2"><text:span text:style-name="T1">9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3cm" svg:y="14cm">
            <text:p text:style-name="P2"><text:span text:style-name="T1">1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4cm" svg:y="13cm">
            <text:p text:style-name="P2"><text:span text:style-name="T1">2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5cm" svg:y="13cm">
            <text:p text:style-name="P2"><text:span text:style-name="T1">19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6cm" svg:y="13cm">
            <text:p text:style-name="P2"><text:span text:style-name="T1">18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7cm" svg:y="13cm">
            <text:p text:style-name="P2"><text:span text:style-name="T1">1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8cm" svg:y="13cm">
            <text:p text:style-name="P2"><text:span text:style-name="T1">1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9cm" svg:y="13cm">
            <text:p text:style-name="P2"><text:span text:style-name="T1">1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0cm" svg:y="13cm">
            <text:p text:style-name="P2"><text:span text:style-name="T1">1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1cm" svg:y="13cm">
            <text:p text:style-name="P2"><text:span text:style-name="T1">1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2cm" svg:y="13cm">
            <text:p text:style-name="P2"><text:span text:style-name="T1">1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3cm" svg:y="13cm">
            <text:p text:style-name="P2"><text:span text:style-name="T1">1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4cm" svg:y="12cm">
            <text:p text:style-name="P2"><text:span text:style-name="T1">2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5cm" svg:y="12cm">
            <text:p text:style-name="P2"><text:span text:style-name="T1">2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6cm" svg:y="12cm">
            <text:p text:style-name="P2"><text:span text:style-name="T1">2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7cm" svg:y="12cm">
            <text:p text:style-name="P2"><text:span text:style-name="T1">2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8cm" svg:y="12cm">
            <text:p text:style-name="P2"><text:span text:style-name="T1">2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9cm" svg:y="12cm">
            <text:p text:style-name="P2"><text:span text:style-name="T1">2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0cm" svg:y="12cm">
            <text:p text:style-name="P2"><text:span text:style-name="T1">2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1cm" svg:y="12cm">
            <text:p text:style-name="P2"><text:span text:style-name="T1">28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2cm" svg:y="12cm">
            <text:p text:style-name="P2"><text:span text:style-name="T1">29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3cm" svg:y="12cm">
            <text:p text:style-name="P2"><text:span text:style-name="T1">3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4cm" svg:y="11cm">
            <text:p text:style-name="P2"><text:span text:style-name="T1">4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5cm" svg:y="11cm">
            <text:p text:style-name="P2"><text:span text:style-name="T1">39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6cm" svg:y="11cm">
            <text:p text:style-name="P2"><text:span text:style-name="T1">38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7cm" svg:y="11cm">
            <text:p text:style-name="P2"><text:span text:style-name="T1">3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8cm" svg:y="11cm">
            <text:p text:style-name="P2"><text:span text:style-name="T1">3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9cm" svg:y="11cm">
            <text:p text:style-name="P2"><text:span text:style-name="T1">3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0cm" svg:y="11cm">
            <text:p text:style-name="P2"><text:span text:style-name="T1">3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1cm" svg:y="11cm">
            <text:p text:style-name="P2"><text:span text:style-name="T1">3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2cm" svg:y="11cm">
            <text:p text:style-name="P2"><text:span text:style-name="T1">3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3cm" svg:y="11cm">
            <text:p text:style-name="P2"><text:span text:style-name="T1">3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4cm" svg:y="10cm">
            <text:p text:style-name="P2"><text:span text:style-name="T1">4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5cm" svg:y="10cm">
            <text:p text:style-name="P2"><text:span text:style-name="T1">4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6cm" svg:y="10cm">
            <text:p text:style-name="P2"><text:span text:style-name="T1">4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7cm" svg:y="10cm">
            <text:p text:style-name="P2"><text:span text:style-name="T1">4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8cm" svg:y="10cm">
            <text:p text:style-name="P2"><text:span text:style-name="T1">4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9cm" svg:y="10cm">
            <text:p text:style-name="P2"><text:span text:style-name="T1">4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0cm" svg:y="10cm">
            <text:p text:style-name="P2"><text:span text:style-name="T1">4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1cm" svg:y="10cm">
            <text:p text:style-name="P2"><text:span text:style-name="T1">48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2cm" svg:y="10cm">
            <text:p text:style-name="P2"><text:span text:style-name="T1">49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3cm" svg:y="10cm">
            <text:p text:style-name="P2"><text:span text:style-name="T1">5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4cm" svg:y="9cm">
            <text:p text:style-name="P2"><text:span text:style-name="T1">6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5cm" svg:y="9cm">
            <text:p text:style-name="P2"><text:span text:style-name="T1">59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6cm" svg:y="9cm">
            <text:p text:style-name="P2"><text:span text:style-name="T1">58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7cm" svg:y="9cm">
            <text:p text:style-name="P2"><text:span text:style-name="T1">5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8cm" svg:y="9cm">
            <text:p text:style-name="P2"><text:span text:style-name="T1">5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9cm" svg:y="9cm">
            <text:p text:style-name="P2"><text:span text:style-name="T1">5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0cm" svg:y="9cm">
            <text:p text:style-name="P2"><text:span text:style-name="T1">5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1cm" svg:y="9cm">
            <text:p text:style-name="P2"><text:span text:style-name="T1">5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2cm" svg:y="9cm">
            <text:p text:style-name="P2"><text:span text:style-name="T1">5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3cm" svg:y="9cm">
            <text:p text:style-name="P2"><text:span text:style-name="T1">5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4cm" svg:y="8cm">
            <text:p text:style-name="P2"><text:span text:style-name="T1">6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5cm" svg:y="8cm">
            <text:p text:style-name="P2"><text:span text:style-name="T1">6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6cm" svg:y="8cm">
            <text:p text:style-name="P2"><text:span text:style-name="T1">6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7cm" svg:y="8cm">
            <text:p text:style-name="P2"><text:span text:style-name="T1">6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8cm" svg:y="8cm">
            <text:p text:style-name="P2"><text:span text:style-name="T1">6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9cm" svg:y="8cm">
            <text:p text:style-name="P2"><text:span text:style-name="T1">6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0cm" svg:y="8cm">
            <text:p text:style-name="P2"><text:span text:style-name="T1">6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1cm" svg:y="8cm">
            <text:p text:style-name="P2"><text:span text:style-name="T1">68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2cm" svg:y="8cm">
            <text:p text:style-name="P2"><text:span text:style-name="T1">69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3cm" svg:y="8cm">
            <text:p text:style-name="P2"><text:span text:style-name="T1">7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4cm" svg:y="7cm">
            <text:p text:style-name="P2"><text:span text:style-name="T1">8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5cm" svg:y="7cm">
            <text:p text:style-name="P2"><text:span text:style-name="T1">79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6cm" svg:y="7cm">
            <text:p text:style-name="P2"><text:span text:style-name="T1">78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7cm" svg:y="7cm">
            <text:p text:style-name="P2"><text:span text:style-name="T1">7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8cm" svg:y="7cm">
            <text:p text:style-name="P2"><text:span text:style-name="T1">7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9cm" svg:y="7cm">
            <text:p text:style-name="P2"><text:span text:style-name="T1">7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0cm" svg:y="7cm">
            <text:p text:style-name="P2"><text:span text:style-name="T1">7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1cm" svg:y="7cm">
            <text:p text:style-name="P2"><text:span text:style-name="T1">7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2cm" svg:y="7cm">
            <text:p text:style-name="P2"><text:span text:style-name="T1">7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3cm" svg:y="7cm">
            <text:p text:style-name="P2"><text:span text:style-name="T1">7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4cm" svg:y="6cm">
            <text:p text:style-name="P2"><text:span text:style-name="T1">8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5cm" svg:y="6cm">
            <text:p text:style-name="P2"><text:span text:style-name="T1">8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6cm" svg:y="6cm">
            <text:p text:style-name="P2"><text:span text:style-name="T1">8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7cm" svg:y="6cm">
            <text:p text:style-name="P2"><text:span text:style-name="T1">8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8cm" svg:y="6cm">
            <text:p text:style-name="P2"><text:span text:style-name="T1">8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9cm" svg:y="6cm">
            <text:p text:style-name="P2"><text:span text:style-name="T1">8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0cm" svg:y="6cm">
            <text:p text:style-name="P2"><text:span text:style-name="T1">8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1cm" svg:y="6cm">
            <text:p text:style-name="P2"><text:span text:style-name="T1">88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2cm" svg:y="6cm">
            <text:p text:style-name="P2"><text:span text:style-name="T1">89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3cm" svg:y="6cm">
            <text:p text:style-name="P2"><text:span text:style-name="T1">9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4cm" svg:y="5cm">
            <text:p text:style-name="P2"><text:span text:style-name="T1">10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5cm" svg:y="5cm">
            <text:p text:style-name="P2"><text:span text:style-name="T1">99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6cm" svg:y="5cm">
            <text:p text:style-name="P2"><text:span text:style-name="T1">98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7cm" svg:y="5cm">
            <text:p text:style-name="P2"><text:span text:style-name="T1">9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8cm" svg:y="5cm">
            <text:p text:style-name="P2"><text:span text:style-name="T1">9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9cm" svg:y="5cm">
            <text:p text:style-name="P2"><text:span text:style-name="T1">9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0cm" svg:y="5cm">
            <text:p text:style-name="P2"><text:span text:style-name="T1">94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1cm" svg:y="5cm">
            <text:p text:style-name="P2"><text:span text:style-name="T1">9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2cm" svg:y="5cm">
            <text:p text:style-name="P2"><text:span text:style-name="T1">92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13cm" svg:y="5cm">
            <text:p text:style-name="P2"><text:span text:style-name="T1">9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1cm" svg:height="1cm" svg:x="3cm" svg:y="14cm">
            <text:p text:style-name="P2"><text:span text:style-name="T1">0</text:span></text:p>
            <draw:enhanced-geometry svg:viewBox="0 0 21600 21600" draw:type="rectangle" draw:enhanced-path="M 0 0 L 21600 0 21600 21600 0 21600 0 0 Z N"/>
          </draw:custom-shape>
        </draw:g>
        <draw:line draw:style-name="gr1" draw:text-style-name="P1" draw:layer="layout" svg:x1="7.5cm" svg:y1="14.5cm" svg:x2="10.5cm" svg:y2="13.5cm">
          <text:p/>
        </draw:line>
        <draw:line draw:style-name="gr1" draw:text-style-name="P1" draw:layer="layout" svg:x1="12.5cm" svg:y1="14.5cm" svg:x2="13.5cm" svg:y2="11.5cm">
          <text:p/>
        </draw:line>
        <draw:line draw:style-name="gr1" draw:text-style-name="P1" draw:layer="layout" svg:x1="4.5cm" svg:y1="12.5cm" svg:x2="5.5cm" svg:y2="10.5cm">
          <text:p/>
        </draw:line>
        <draw:line draw:style-name="gr1" draw:text-style-name="P1" draw:layer="layout" svg:x1="11.5cm" svg:y1="12.5cm" svg:x2="7.5cm" svg:y2="6.5cm">
          <text:p/>
        </draw:line>
        <draw:line draw:style-name="gr1" draw:text-style-name="P1" draw:layer="layout" svg:x1="8.5cm" svg:y1="11.5cm" svg:x2="7.5cm" svg:y2="10.5cm">
          <text:p/>
        </draw:line>
        <draw:line draw:style-name="gr1" draw:text-style-name="P1" draw:layer="layout" svg:x1="13.5cm" svg:y1="9.5cm" svg:x2="10.5cm" svg:y2="8.5cm">
          <text:p/>
        </draw:line>
        <draw:line draw:style-name="gr1" draw:text-style-name="P1" draw:layer="layout" svg:x1="13.5cm" svg:y1="7.5cm" svg:x2="13.5cm" svg:y2="5.5cm">
          <text:p/>
        </draw:line>
        <draw:line draw:style-name="gr1" draw:text-style-name="P1" draw:layer="layout" svg:x1="4.5cm" svg:y1="7.5cm" svg:x2="4.5cm" svg:y2="5.5cm">
          <text:p/>
        </draw:line>
        <draw:line draw:style-name="gr3" draw:text-style-name="P1" draw:layer="layout" svg:x1="10.5cm" svg:y1="10.5cm" svg:x2="9.5cm" svg:y2="12.5cm">
          <text:p/>
        </draw:line>
        <draw:line draw:style-name="gr1" draw:text-style-name="P1" draw:layer="layout" svg:x1="4.5cm" svg:y1="7.525cm" svg:x2="4.5cm" svg:y2="5.525cm">
          <text:p/>
        </draw:line>
        <draw:line draw:style-name="gr3" draw:text-style-name="P1" draw:layer="layout" svg:x1="12.5cm" svg:y1="10.5cm" svg:x2="13.5cm" svg:y2="13.5cm">
          <text:p/>
        </draw:line>
        <draw:line draw:style-name="gr3" draw:text-style-name="P1" draw:layer="layout" svg:x1="8.5cm" svg:y1="9.5cm" svg:x2="11.5cm" svg:y2="9.5cm">
          <text:p/>
        </draw:line>
        <draw:line draw:style-name="gr3" draw:text-style-name="P1" draw:layer="layout" svg:x1="5.5cm" svg:y1="8.5cm" svg:x2="5.5cm" svg:y2="13.5cm">
          <text:p/>
        </draw:line>
        <draw:line draw:style-name="gr3" draw:text-style-name="P1" draw:layer="layout" svg:x1="7.5cm" svg:y1="8.5cm" svg:x2="4.5cm" svg:y2="9.5cm">
          <text:p/>
        </draw:line>
        <draw:line draw:style-name="gr3" draw:text-style-name="P1" draw:layer="layout" svg:x1="10.5cm" svg:y1="6.5cm" svg:x2="7.5cm" svg:y2="12.5cm">
          <text:p/>
        </draw:line>
        <draw:line draw:style-name="gr3" draw:text-style-name="P1" draw:layer="layout" svg:x1="11.5cm" svg:y1="5.5cm" svg:x2="11.5cm" svg:y2="7.5cm">
          <text:p/>
        </draw:line>
        <draw:line draw:style-name="gr3" draw:text-style-name="P1" draw:layer="layout" svg:x1="9.5cm" svg:y1="5.5cm" svg:x2="9.5cm" svg:y2="7.5cm">
          <text:p/>
        </draw:line>
        <draw:line draw:style-name="gr3" draw:text-style-name="P1" draw:layer="layout" svg:x1="6.5cm" svg:y1="5.5cm" svg:x2="6.5cm" svg:y2="7.5cm">
          <text:p/>
        </draw:line>
        <draw:line draw:style-name="gr3" draw:text-style-name="P1" draw:layer="layout" svg:x1="8.5cm" svg:y1="13.5cm" svg:x2="9.5cm" svg:y2="14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reno Marzolla</meta:initial-creator>
    <meta:creation-date>2024-05-16T18:06:40.343926051</meta:creation-date>
    <dc:date>2024-05-16T18:18:08.849946585</dc:date>
    <dc:creator>Moreno Marzolla</dc:creator>
    <meta:editing-duration>PT11M29S</meta:editing-duration>
    <meta:editing-cycles>2</meta:editing-cycles>
    <meta:generator>LibreOffice/6.4.7.2$Linux_X86_64 LibreOffice_project/40$Build-2</meta:generator>
    <meta:document-statistic meta:object-count="122"/>
  </office:meta>
</office:document-meta>
</file>